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32.202cm" table:align="margins"/>
    </style:style>
    <style:style style:name="Tabela1.A" style:family="table-column">
      <style:table-column-properties style:column-width="5.318cm" style:rel-column-width="10823*"/>
    </style:style>
    <style:style style:name="Tabela1.B" style:family="table-column">
      <style:table-column-properties style:column-width="7.562cm" style:rel-column-width="15389*"/>
    </style:style>
    <style:style style:name="Tabela1.C" style:family="table-column">
      <style:table-column-properties style:column-width="6.44cm" style:rel-column-width="13106*"/>
    </style:style>
    <style:style style:name="Tabela1.E" style:family="table-column">
      <style:table-column-properties style:column-width="6.442cm" style:rel-column-width="13111*"/>
    </style:style>
    <style:style style:name="Tabela1.1" style:family="table-row">
      <style:table-row-properties style:min-row-height="1.005cm"/>
    </style:style>
    <style:style style:name="Tabela1.A1" style:family="table-cell">
      <style:table-cell-properties style:vertical-align="middle" fo:background-color="#33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E1" style:family="table-cell">
      <style:table-cell-properties style:vertical-align="middle" fo:background-color="#333366" fo:padding="0.097cm" fo:border="0.002cm solid #000000">
        <style:background-image/>
      </style:table-cell-properties>
    </style:style>
    <style:style style:name="Tabela1.2" style:family="table-row">
      <style:table-row-properties style:min-row-height="0.82cm"/>
    </style:style>
    <style:style style:name="Tabela1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7" style:family="table-row">
      <style:table-row-properties style:min-row-height="0.857cm"/>
    </style:style>
    <style:style style:name="Tabela1.17" style:family="table-row">
      <style:table-row-properties style:min-row-height="0.773cm"/>
    </style:style>
    <style:style style:name="P1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 fo:padding="0.074cm" fo:border-left="none" fo:border-right="none" fo:border-top="none" fo:border-bottom="0.002cm solid #000000" style:join-border="false"/>
      <style:text-properties style:font-name="Verdana" fo:font-size="10pt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ffffff" style:font-name="Tahoma" fo:font-weight="bold" style:font-weight-asian="bold" style:font-weight-complex="bold"/>
    </style:style>
    <style:style style:name="P7" style:family="paragraph" style:parent-style-name="Table_20_Contents">
      <style:paragraph-properties fo:text-align="justify" style:justify-single-word="false" fo:background-color="#ffff99">
        <style:background-image/>
      </style:paragraph-properties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0.702cm" text:min-label-width="0.499cm"/>
      </text:list-level-style-bullet>
      <text:list-level-style-bullet text:level="4" text:style-name="Bullet_20_Symbols" style:num-suffix="." text:bullet-char="•">
        <style:list-level-properties text:space-before="1.949cm" text:min-label-width="0.499cm"/>
      </text:list-level-style-bullet>
      <text:list-level-style-bullet text:level="5" text:style-name="Bullet_20_Symbols" style:num-suffix="." text:bullet-char="•">
        <style:list-level-properties text:space-before="3.196cm" text:min-label-width="0.499cm"/>
      </text:list-level-style-bullet>
      <text:list-level-style-bullet text:level="6" text:style-name="Bullet_20_Symbols" style:num-suffix="." text:bullet-char="•">
        <style:list-level-properties text:space-before="4.443cm" text:min-label-width="0.499cm"/>
      </text:list-level-style-bullet>
      <text:list-level-style-bullet text:level="7" text:style-name="Bullet_20_Symbols" style:num-suffix="." text:bullet-char="•">
        <style:list-level-properties text:space-before="5.69cm" text:min-label-width="0.499cm"/>
      </text:list-level-style-bullet>
      <text:list-level-style-bullet text:level="8" text:style-name="Bullet_20_Symbols" style:num-suffix="." text:bullet-char="•">
        <style:list-level-properties text:space-before="6.938cm" text:min-label-width="0.499cm"/>
      </text:list-level-style-bullet>
      <text:list-level-style-bullet text:level="9" text:style-name="Bullet_20_Symbols" style:num-suffix="." text:bullet-char="•">
        <style:list-level-properties text:space-before="8.185cm" text:min-label-width="0.499cm"/>
      </text:list-level-style-bullet>
      <text:list-level-style-bullet text:level="10" text:style-name="Bullet_20_Symbols" style:num-suffix="." text:bullet-char="•">
        <style:list-level-properties text:space-before="9.43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 table:style-name="Tabela1.1">
          <table:table-cell table:style-name="Tabela1.A1" office:value-type="string">
            <text:p text:style-name="P6">Nazwa przyp. użycia</text:p>
          </table:table-cell>
          <table:table-cell table:style-name="Tabela1.A1" office:value-type="string">
            <text:p text:style-name="P6">Opis</text:p>
          </table:table-cell>
          <table:table-cell table:style-name="Tabela1.A1" office:value-type="string">
            <text:p text:style-name="P6">War. Wstępne</text:p>
          </table:table-cell>
          <table:table-cell table:style-name="Tabela1.A1" office:value-type="string">
            <text:p text:style-name="P6">War. Końcowe</text:p>
          </table:table-cell>
          <table:table-cell table:style-name="Tabela1.E1" office:value-type="string">
            <text:p text:style-name="P6">Przepływ danych</text:p>
          </table:table-cell>
        </table:table-row>
        <table:table-row table:style-name="Tabela1.2">
          <table:table-cell table:style-name="Tabela1.A2" table:number-columns-spanned="5" office:value-type="string">
            <text:p text:style-name="P7">KLIEN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5">Logowanie użytkownika</text:p>
          </table:table-cell>
          <table:table-cell table:style-name="Tabela1.A3" office:value-type="string">
            <text:p text:style-name="P5">Zalogowanie się użytkownika poprzez aplikację do serwera</text:p>
          </table:table-cell>
          <table:table-cell table:style-name="Tabela1.A3" office:value-type="string">
            <text:p text:style-name="P1">identyfikator i klucz użytkownika, identyfikator aplikacji, token, ilość obiektów,,adres IP, port serwera</text:p>
          </table:table-cell>
          <table:table-cell table:style-name="Tabela1.A3" office:value-type="string">
            <text:p text:style-name="P5">Potwierdzenie sesji wraz z id sesji lub odmowę zalogowania</text:p>
          </table:table-cell>
          <table:table-cell table:style-name="Tabela1.A2" office:value-type="string">
            <text:p text:style-name="P5">Pakiet zawierający: Login, hasło</text:p>
          </table:table-cell>
        </table:table-row>
        <table:table-row>
          <table:table-cell table:style-name="Tabela1.A3" office:value-type="string">
            <text:p text:style-name="P5">Wysyłanie danych</text:p>
          </table:table-cell>
          <table:table-cell table:style-name="Tabela1.A3" office:value-type="string">
            <text:p text:style-name="P5">Klient wysyła do serwera dane dodatkowe:</text:p>
            <text:p text:style-name="P5">potwierdzenie utrzymania sesji,</text:p>
            <text:p text:style-name="P5">zamknięcie sesji,</text:p>
            <text:p text:style-name="P5">dane wykorzystywane w używanej aplikacji końcowej</text:p>
          </table:table-cell>
          <table:table-cell table:style-name="Tabela1.A3" office:value-type="string">
            <text:p text:style-name="P1">Odbiorca {użytkownik, grupa, wszyscy}, dane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2" office:value-type="string">
            <text:p text:style-name="P1">Pakiet zawierający odbiorcę, dane</text:p>
          </table:table-cell>
        </table:table-row>
        <table:table-row>
          <table:table-cell table:style-name="Tabela1.A3" office:value-type="string">
            <text:p text:style-name="P5">Odbieranie danych</text:p>
          </table:table-cell>
          <table:table-cell table:style-name="Tabela1.A3" office:value-type="string">
            <text:p text:style-name="P5">Klient odbiera od serwera dane:</text:p>
            <text:p text:style-name="P5">strumienia video i pozycje obiektów</text:p>
            <text:p text:style-name="P5">zapytania o podtrzymanie sesji,</text:p>
            <text:p text:style-name="P5">synchronizację sesji,</text:p>
            <text:p text:style-name="P5">zakończenie sesji ze strony serwera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3" office:value-type="string">
            <text:p text:style-name="P5">W przypadku danych dodatkowych:</text:p>
            <text:p text:style-name="P5">- Identyfikatory i dane o użytkownikach</text:p>
            <text:p text:style-name="P5">- Powód zakończenia sesji</text:p>
            <text:p text:style-name="P5"/>
            <text:p text:style-name="P5">W przypadku strumienia video:</text:p>
            <text:p text:style-name="P5">- id użytkownika, klatka</text:p>
            <text:p text:style-name="P5"/>
            <text:p text:style-name="P5">W przypadku obiektów:</text:p>
            <text:p text:style-name="P5">- tablica wektorów zawierająca id użytkownika, ilość obiektów (id obiektu,pozycja x,pozycja y, rotacja)</text:p>
          </table:table-cell>
          <table:table-cell table:style-name="Tabela1.A2" office:value-type="string">
            <text:p text:style-name="P5">Pakiet z danymi dodatkowymi może zawierać:<text:line-break/>session_check()</text:p>
            <text:p text:style-name="P5">session_update ()<text:line-break/>session_close()</text:p>
            <text:p text:style-name="P5"/>
            <text:p text:style-name="P5">Pakiet ze strumieniem video zawiera:</text:p>
            <text:p text:style-name="P5">id użytkownika, klatka</text:p>
            <text:p text:style-name="P5"/>
            <text:p text:style-name="P5">Pakiet zawierający informacje o pozycjach obiektów zwiera: kompozyt transformacji obiektów </text:p>
          </table:table-cell>
        </table:table-row>
        <table:table-row>
          <table:table-cell table:style-name="Tabela1.A3" office:value-type="string">
            <text:p text:style-name="P5">Realizacja logiki</text:p>
          </table:table-cell>
          <table:table-cell table:style-name="Tabela1.A3" office:value-type="string">
            <text:p text:style-name="P5">Realizacja logiki następuje na podstawie otrzymanych danych, sposób realizacji zależy od używanej aplikacji końcowej</text:p>
          </table:table-cell>
          <table:table-cell table:style-name="Tabela1.A3" office:value-type="string">
            <text:p text:style-name="P5">Dane odebrane z serwera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2" office:value-type="string">
            <text:p text:style-name="P4"/>
            <text:p text:style-name="P5"/>
          </table:table-cell>
        </table:table-row>
        <table:table-row table:style-name="Tabela1.7">
          <table:table-cell table:style-name="Tabela1.A2" table:number-columns-spanned="5" office:value-type="string">
            <text:p text:style-name="P7">STEROWNI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5">Konfiguracja sterownika</text:p>
          </table:table-cell>
          <table:table-cell table:style-name="Tabela1.A3" office:value-type="string">
            <text:p text:style-name="P5">Składa się z dwóch innych przypadków użycia:</text:p>
            <text:p text:style-name="P5">1. Użytkownik wprowadza login, hasło, adres IP i numer portu serwera (ustanowienie parametrów połączenia z serwerem)</text:p>
            <text:p text:style-name="P5">2. Kalibrację kamery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3" office:value-type="string">
            <text:p text:style-name="P5">Login, hasło, adres IP i numer portu</text:p>
          </table:table-cell>
          <table:table-cell table:style-name="Tabela1.A2" office:value-type="string">
            <text:p text:style-name="P5">Omówione poniżej</text:p>
          </table:table-cell>
        </table:table-row>
        <table:table-row>
          <table:table-cell table:style-name="Tabela1.A3" office:value-type="string">
            <text:p text:style-name="P5">Kalibracja kamery</text:p>
          </table:table-cell>
          <table:table-cell table:style-name="Tabela1.A3" office:value-type="string">
            <text:list xml:id="list33197567" text:style-name="L1">
              <text:list-item>
                <text:list>
                  <text:list-item>
                    <text:p text:style-name="P3">Konfiguracja parametrów obrazu: rozdzielczość, framerate, <text:span text:style-name="T1">gamma, kontrast</text:span></text:p>
                  </text:list-item>
                </text:list>
              </text:list-item>
            </text:list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3" office:value-type="string">
            <text:p text:style-name="P1">rozdzielczość, framerate, gamma, kontrast</text:p>
          </table:table-cell>
          <table:table-cell table:style-name="Tabela1.A2" office:value-type="string">
            <text:p text:style-name="P5">Rozdzielczość, framerate, gamma, kontrast</text:p>
          </table:table-cell>
        </table:table-row>
        <table:table-row>
          <table:table-cell table:style-name="Tabela1.A3" office:value-type="string">
            <text:p text:style-name="P5">Ustanowienie parametrów połączenia z serwerem przez sterownik</text:p>
          </table:table-cell>
          <table:table-cell table:style-name="Tabela1.A3" office:value-type="string">
            <text:list xml:id="list33411079" text:continue-numbering="true" text:style-name="L1">
              <text:list-item>
                <text:list>
                  <text:list-item>
                    <text:p text:style-name="P3">Obejmuje ustanowienie adresu IP i portu serwera oraz</text:p>
                    <text:p text:style-name="P2">dane identyfikacyjne użytkownika na serwerze: identyfikator i hasło.<text:line-break/>Uzyskane przy konfiguracji sterownika.</text:p>
                  </text:list-item>
                  <text:list-item>
                    <text:p text:style-name="P2">Informacje te wykorzystywane są przez przypadek Logowanie sterownika</text:p>
                  </text:list-item>
                </text:list>
              </text:list-item>
            </text:list>
          </table:table-cell>
          <table:table-cell table:style-name="Tabela1.A3" office:value-type="string">
            <text:p text:style-name="P5">Login, hasło, adres IP i numer portu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2" office:value-type="string">
            <text:p text:style-name="P5">Przesłanie loginu i hasła, IP i numeru portu</text:p>
          </table:table-cell>
        </table:table-row>
        <table:table-row>
          <table:table-cell table:style-name="Tabela1.A3" office:value-type="string">
            <text:p text:style-name="P5">Identyfikacja obiektów</text:p>
          </table:table-cell>
          <table:table-cell table:style-name="Tabela1.A3" office:value-type="string">
            <text:p text:style-name="P5">Śledzi wybrane obiekty, umożliwia przesłanie informacji o nich</text:p>
          </table:table-cell>
          <table:table-cell table:style-name="Tabela1.A3" office:value-type="string">
            <text:p text:style-name="P5">Obiekty, które mają być identyfikowane</text:p>
          </table:table-cell>
          <table:table-cell table:style-name="Tabela1.A3" office:value-type="string">
            <text:p text:style-name="P5">Strumień video oraz informacje o zmianie pozycji obiektów</text:p>
          </table:table-cell>
          <table:table-cell table:style-name="Tabela1.A2" office:value-type="string">
            <text:p text:style-name="P5">Strumień video oraz informacje o zmianie pozycji obiektów</text:p>
          </table:table-cell>
        </table:table-row>
        <table:table-row>
          <table:table-cell table:style-name="Tabela1.A3" office:value-type="string">
            <text:p text:style-name="P5">Konfiguracja obiektów</text:p>
          </table:table-cell>
          <table:table-cell table:style-name="Tabela1.A3" office:value-type="string">
            <text:p text:style-name="P5">Użytkownik wybiera obiekty, które będą śledzone spośród dostępnych identyfikowalnych obiektów</text:p>
          </table:table-cell>
          <table:table-cell table:style-name="Tabela1.A3" office:value-type="string">
            <text:p text:style-name="P5">Obiekty mogące być identyfikowane</text:p>
          </table:table-cell>
          <table:table-cell table:style-name="Tabela1.A3" office:value-type="string">
            <text:p text:style-name="P5">Wybór obiektów do śledzenia</text:p>
          </table:table-cell>
          <table:table-cell table:style-name="Tabela1.A2" office:value-type="string">
            <text:p text:style-name="P4"/>
            <text:p text:style-name="P5"/>
          </table:table-cell>
        </table:table-row>
        <table:table-row>
          <table:table-cell table:style-name="Tabela1.A3" office:value-type="string">
            <text:p text:style-name="P5">Logowanie sterownika</text:p>
          </table:table-cell>
          <table:table-cell table:style-name="Tabela1.A3" office:value-type="string">
            <text:p text:style-name="P5">Zalogowanie się sterownika do serwera. Zwrócony wynik zależy od poprawności danych</text:p>
          </table:table-cell>
          <table:table-cell table:style-name="Tabela1.A3" office:value-type="string">
            <text:p text:style-name="P5">Identyfikator, klucz użytkownika,adres IP, port serwera</text:p>
          </table:table-cell>
          <table:table-cell table:style-name="Tabela1.A3" office:value-type="string">
            <text:p text:style-name="P5">Potwierdzenie sesji wraz z id sesji lub odmowę zalogowania</text:p>
          </table:table-cell>
          <table:table-cell table:style-name="Tabela1.A2" office:value-type="string">
            <text:p text:style-name="P5">Pakiet zawierający: Login, hasło</text:p>
          </table:table-cell>
        </table:table-row>
        <table:table-row>
          <table:table-cell table:style-name="Tabela1.A3" office:value-type="string">
            <text:p text:style-name="P5">Przesyłanie strumienia video i pozycji obiektów</text:p>
          </table:table-cell>
          <table:table-cell table:style-name="Tabela1.A3" office:value-type="string">
            <text:p text:style-name="P5">Strumień może być przesyłany zarówno do lokalnie działającej aplikacji, jak i do serwera – pod warunkiem poprawnego zalogowania się</text:p>
          </table:table-cell>
          <table:table-cell table:style-name="Tabela1.A3" office:value-type="string">
            <text:p text:style-name="P5">Obiekty, które będą identyfikowane i analizowane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2" office:value-type="string">
            <text:p text:style-name="P5">Pakiety zawierające strumienie video i pozycje obiektów</text:p>
          </table:table-cell>
        </table:table-row>
        <table:table-row>
          <table:table-cell table:style-name="Tabela1.A3" office:value-type="string">
            <text:p text:style-name="P5">Przesyłanie danych lokalnie</text:p>
          </table:table-cell>
          <table:table-cell table:style-name="Tabela1.A3" office:value-type="string">
            <text:p text:style-name="P5">Dane ze sterownika przesyłane są do lokalnie działającej aplikacji</text:p>
          </table:table-cell>
          <table:table-cell table:style-name="Tabela1.A3" office:value-type="string">
            <text:p text:style-name="P5">jw.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2" office:value-type="string">
            <text:p text:style-name="P5">jw.</text:p>
          </table:table-cell>
        </table:table-row>
        <table:table-row>
          <table:table-cell table:style-name="Tabela1.A3" office:value-type="string">
            <text:p text:style-name="P5">Przesyłanie danych do serwera</text:p>
          </table:table-cell>
          <table:table-cell table:style-name="Tabela1.A3" office:value-type="string">
            <text:p text:style-name="P5">Dane ze sterownika przesyłane są do serwera</text:p>
          </table:table-cell>
          <table:table-cell table:style-name="Tabela1.A3" office:value-type="string">
            <text:p text:style-name="P5">jw.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2" office:value-type="string">
            <text:p text:style-name="P5">jw.</text:p>
          </table:table-cell>
        </table:table-row>
        <table:table-row table:style-name="Tabela1.17">
          <table:table-cell table:style-name="Tabela1.A2" table:number-columns-spanned="5" office:value-type="string">
            <text:p text:style-name="P7">SERW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office:value-type="string">
            <text:p text:style-name="P5">Konfiguracja serwera</text:p>
          </table:table-cell>
          <table:table-cell table:style-name="Tabela1.A3" office:value-type="string">
            <text:p text:style-name="P5">Obejmuje konfigurację połączenia oraz konfigurację kont użytkowników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2" office:value-type="string">
            <text:p text:style-name="P4"/>
            <text:p text:style-name="P5"/>
          </table:table-cell>
        </table:table-row>
        <table:table-row>
          <table:table-cell table:style-name="Tabela1.A3" office:value-type="string">
            <text:p text:style-name="P5">Konfiguracja połączenia</text:p>
          </table:table-cell>
          <table:table-cell table:style-name="Tabela1.A3" office:value-type="string">
            <text:p text:style-name="P5">Ustanawia port serwera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3" office:value-type="string">
            <text:p text:style-name="P5">Port serwera</text:p>
          </table:table-cell>
          <table:table-cell table:style-name="Tabela1.A2" office:value-type="string">
            <text:p text:style-name="P4"/>
            <text:p text:style-name="P5"/>
          </table:table-cell>
        </table:table-row>
        <table:table-row>
          <table:table-cell table:style-name="Tabela1.A3" office:value-type="string">
            <text:p text:style-name="P5">Konfiguracja kont użytkowników</text:p>
          </table:table-cell>
          <table:table-cell table:style-name="Tabela1.A3" office:value-type="string">
            <text:p text:style-name="P5">Odczyt z bazy danych informacji o użytkownikach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3" office:value-type="string">
            <text:p text:style-name="P5">Tablica identyfikatorów i haseł użytkowników + dodatkowe metadane</text:p>
          </table:table-cell>
          <table:table-cell table:style-name="Tabela1.A2" office:value-type="string">
            <text:p text:style-name="P5">Dane o użytkownikach pobrane z bazy danych</text:p>
          </table:table-cell>
        </table:table-row>
        <table:table-row>
          <table:table-cell table:style-name="Tabela1.A3" office:value-type="string">
            <text:p text:style-name="P5">Odbieranie danych</text:p>
          </table:table-cell>
          <table:table-cell table:style-name="Tabela1.A3" office:value-type="string">
            <text:p text:style-name="P5">Odbiera dane od poszczególnych aplikacji klienckich oraz sterowników</text:p>
          </table:table-cell>
          <table:table-cell table:style-name="Tabela1.A3" office:value-type="string">
            <text:p text:style-name="P5">Id sesji aplikacji wysyłającej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2" office:value-type="string">
            <text:p text:style-name="P5">Pakiety zawierające dane o obrazie (strumień i/lub info. Dot. obiektów) od danego użytkownika</text:p>
          </table:table-cell>
        </table:table-row>
        <table:table-row>
          <table:table-cell table:style-name="Tabela1.A3" office:value-type="string">
            <text:p text:style-name="P5">Rozsyłanie danych</text:p>
          </table:table-cell>
          <table:table-cell table:style-name="Tabela1.A3" office:value-type="string">
            <text:p text:style-name="P5">Wysyła do poszczególnych aplikacji klienckich informacje o obrazie</text:p>
          </table:table-cell>
          <table:table-cell table:style-name="Tabela1.A3" office:value-type="string">
            <text:p text:style-name="P5">Token, id użytkownika, dane o obrazie</text:p>
          </table:table-cell>
          <table:table-cell table:style-name="Tabela1.A3" office:value-type="string">
            <text:p text:style-name="P4"/>
            <text:p text:style-name="P5"/>
          </table:table-cell>
          <table:table-cell table:style-name="Tabela1.A2" office:value-type="string">
            <text:p text:style-name="P5">Pakiety zawierające dane o obrazie ( strumień i/lub info. Dot. obiektów) do użytkowników posiadających ten sam token</text:p>
          </table:table-cell>
        </table:table-row>
        <table:table-row>
          <table:table-cell table:style-name="Tabela1.A3" office:value-type="string">
            <text:p text:style-name="P5">Uwierzytelnianie</text:p>
          </table:table-cell>
          <table:table-cell table:style-name="Tabela1.A3" office:value-type="string">
            <text:p text:style-name="P5">Uwierzytelnianie odebranych od klientów danych</text:p>
          </table:table-cell>
          <table:table-cell table:style-name="Tabela1.A3" office:value-type="string">
            <text:p text:style-name="P5">Login, hasło, token, identyfikator aplikacji</text:p>
          </table:table-cell>
          <table:table-cell table:style-name="Tabela1.A3" office:value-type="string">
            <text:p text:style-name="P5">Identyfikator sesji</text:p>
          </table:table-cell>
          <table:table-cell table:style-name="Tabela1.A2" office:value-type="string">
            <text:p text:style-name="P5">Pakiet zawierający: Login, hasło, token, identyfikator aplikacj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7T12:42:02</meta:creation-date>
    <meta:editing-cycles>52</meta:editing-cycles>
    <meta:editing-duration>PT02H39M04S</meta:editing-duration>
    <dc:date>2009-11-18T13:31:50.85</dc:date>
    <meta:generator>OpenOffice.org/3.1$Win32 OpenOffice.org_project/310m19$Build-9420</meta:generator>
    <meta:document-statistic meta:table-count="1" meta:image-count="0" meta:object-count="0" meta:page-count="1" meta:paragraph-count="105" meta:word-count="561" meta:character-count="4298"/>
  </office:meta>
</office:document-meta>
</file>